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0.176cm"/>
    </style:style>
    <style:style style:name="P2" style:family="paragraph" style:parent-style-name="Standard">
      <style:paragraph-properties fo:line-height="0.212cm"/>
    </style:style>
    <style:style style:name="P3" style:family="paragraph" style:parent-style-name="Standard">
      <style:paragraph-properties fo:line-height="0.212cm"/>
      <style:text-properties officeooo:paragraph-rsid="001f65ae"/>
    </style:style>
    <style:style style:name="P4" style:family="paragraph" style:parent-style-name="Standard">
      <style:text-properties officeooo:rsid="0021148f" officeooo:paragraph-rsid="0021148f"/>
    </style:style>
    <style:style style:name="T1" style:family="text">
      <style:text-properties officeooo:rsid="002279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Ιησούς Συ είσαι ο Χριστός </text:p>
      <text:p text:style-name="Standard">ο Υιός του Θεού του ζώντος</text:p>
      <text:p text:style-name="P1"/>
      <text:p text:style-name="Standard">יֵשׁוּעַ אַתָּה הַמָּשִׁיחַ ,בֶּן־אֱלֹהִים חַיִּים</text:p>
      <text:p text:style-name="P3"/>
      <text:p text:style-name="Standard">예수, 주는 그리스도시요 </text:p>
      <text:p text:style-name="Standard">살아계신 하나님의 아들이시니이다</text:p>
      <text:p text:style-name="P2"/>
      <text:p text:style-name="Standard">耶稣，你是基督，是永生神的儿子。</text:p>
      <text:p text:style-name="P2"/>
      <text:p text:style-name="Standard">Jesus, You are the Christ, </text:p>
      <text:p text:style-name="Standard">the Son of the living Go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The Day of Yahweh, 耶和华的日子，여호와의 날, י<text:span text:style-name="T1">וׂ</text:span>ם־יְהוָה , η ημέρα του κυρίου</text:p>
      <text:p text:style-name="P4"/>
      <text:p text:style-name="P4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08:29:32.589882733</meta:creation-date>
    <dc:date>2020-07-26T08:37:02.318448459</dc:date>
    <meta:editing-duration>PT7M2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9" meta:word-count="92" meta:character-count="244" meta:non-whitespace-character-count="204"/>
  </office:meta>
</office:document-meta>
</file>